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cripts/python/ext_gen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5.604cm" style:rel-column-width="21602*"/>
    </style:style>
    <style:style style:name="function_5f_table.B" style:display-name="function_table.B" style:family="table-column">
      <style:table-column-properties style:column-width="5.701cm" style:rel-column-width="21976*"/>
    </style:style>
    <style:style style:name="function_5f_table.C" style:display-name="function_table.C" style:family="table-column">
      <style:table-column-properties style:column-width="5.696cm" style:rel-column-width="21957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C1" style:display-name="function_table.C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C2" style:display-name="func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able_20_Contents">
      <style:text-properties officeooo:rsid="000df22f" officeooo:paragraph-rsid="000df22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6" style:family="paragraph" style:parent-style-name="Table_20_Contents">
      <style:text-properties officeooo:rsid="001bd031" officeooo:paragraph-rsid="001bd031"/>
    </style:style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ext_gen.py$generate_extension_launcher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3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5">Keys</text:p>
          </table:table-cell>
          <table:table-cell table:style-name="description_5f_table.A1" office:value-type="string">
            <text:p text:style-name="P5">Your Values</text:p>
          </table:table-cell>
          <table:table-cell table:style-name="description_5f_table.C1" office:value-type="string">
            <text:p text:style-name="P5">Note</text:p>
          </table:table-cell>
        </table:table-row>
        <table:table-row>
          <table:table-cell table:style-name="description_5f_table.A2" office:value-type="string">
            <text:p text:style-name="P4">extension_name</text:p>
          </table:table-cell>
          <table:table-cell table:style-name="description_5f_table.A2" office:value-type="string">
            <text:p text:style-name="P6">JOJO</text:p>
          </table:table-cell>
          <table:table-cell table:style-name="description_5f_table.C2" office:value-type="string">
            <text:p text:style-name="P4">no blank space</text:p>
          </table:table-cell>
        </table:table-row>
        <table:table-row>
          <table:table-cell table:style-name="description_5f_table.A2" office:value-type="string">
            <text:p text:style-name="P4">extension_label</text:p>
          </table:table-cell>
          <table:table-cell table:style-name="description_5f_table.A2" office:value-type="string">
            <text:p text:style-name="P6">Jojo Extension</text:p>
          </table:table-cell>
          <table:table-cell table:style-name="description_5f_table.C2" office:value-type="string">
            <text:p text:style-name="P4">Will be displayed in menu</text:p>
          </table:table-cell>
        </table:table-row>
        <table:table-row>
          <table:table-cell table:style-name="description_5f_table.A2" office:value-type="string">
            <text:p text:style-name="P4">extension_version</text:p>
          </table:table-cell>
          <table:table-cell table:style-name="description_5f_table.A2" office:value-type="string">
            <text:p text:style-name="P4">0.0.1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ackage_name</text:p>
          </table:table-cell>
          <table:table-cell table:style-name="description_5f_table.A2" office:value-type="string">
            <text:p text:style-name="P4">com.mycompany.my_extension</text:p>
          </table:table-cell>
          <table:table-cell table:style-name="description_5f_table.C2" office:value-type="string">
            <text:p text:style-name="P4">See the README file</text:p>
          </table:table-cell>
        </table:table-row>
        <table:table-row>
          <table:table-cell table:style-name="description_5f_table.A2" office:value-type="string">
            <text:p text:style-name="P4">company_name</text:p>
          </table:table-cell>
          <table:table-cell table:style-name="description_5f_table.A2" office:value-type="string">
            <text:p text:style-name="P4">Your company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name</text:p>
          </table:table-cell>
          <table:table-cell table:style-name="description_5f_table.A2" office:value-type="string">
            <text:p text:style-name="P4">Your Name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email</text:p>
          </table:table-cell>
          <table:table-cell table:style-name="description_5f_table.A2" office:value-type="string">
            <text:p text:style-name="P4">Your E-mai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update_url</text:p>
          </table:table-cell>
          <table:table-cell table:style-name="description_5f_table.A2" office:value-type="string">
            <text:p text:style-name="P4">url_to_update.xm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ublisher_url</text:p>
          </table:table-cell>
          <table:table-cell table:style-name="description_5f_table.A2" office:value-type="string">
            <text:p text:style-name="P2">https://yourwebsite.com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image_name</text:p>
          </table:table-cell>
          <table:table-cell table:style-name="description_5f_table.A2" office:value-type="string">
            <text:p text:style-name="P2">your_logo.png</text:p>
          </table:table-cell>
          <table:table-cell table:style-name="description_5f_table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function_table" table:style-name="function_5f_table">
        <table:table-column table:style-name="function_5f_table.A"/>
        <table:table-column table:style-name="function_5f_table.B"/>
        <table:table-column table:style-name="function_5f_table.C"/>
        <table:table-row>
          <table:table-cell table:style-name="function_5f_table.A1" office:value-type="string">
            <text:p text:style-name="P5">Function name</text:p>
          </table:table-cell>
          <table:table-cell table:style-name="function_5f_table.A1" office:value-type="string">
            <text:p text:style-name="P5">Function label</text:p>
          </table:table-cell>
          <table:table-cell table:style-name="function_5f_table.C1" office:value-type="string">
            <text:p text:style-name="P5">Icon</text:p>
          </table:table-cell>
        </table:table-row>
        <table:table-row>
          <table:table-cell table:style-name="function_5f_table.A2" office:value-type="string">
            <text:p text:style-name="Standard">extension_launcher</text:p>
          </table:table-cell>
          <table:table-cell table:style-name="function_5f_table.A2" office:value-type="string">
            <text:p text:style-name="P4">My function</text:p>
          </table:table-cell>
          <table:table-cell table:style-name="function_5f_table.C2" office:value-type="string">
            <text:p text:style-name="P4">icon.jpg</text:p>
          </table:table-cell>
        </table:table-row>
        <table:table-row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C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5">Name</text:p>
          </table:table-cell>
          <table:table-cell table:style-name="option_5f_table.A1" office:value-type="string">
            <text:p text:style-name="P5">Label</text:p>
          </table:table-cell>
          <table:table-cell table:style-name="option_5f_table.A1" office:value-type="string">
            <text:p text:style-name="P5">Type</text:p>
          </table:table-cell>
          <table:table-cell table:style-name="option_5f_table.D1" office:value-type="string">
            <text:p text:style-name="P5">Default value</text:p>
          </table:table-cell>
        </table:table-row>
        <table:table-row>
          <table:table-cell table:style-name="option_5f_table.A2" office:value-type="string">
            <text:p text:style-name="P4">test_mode</text:p>
          </table:table-cell>
          <table:table-cell table:style-name="option_5f_table.A2" office:value-type="string">
            <text:p text:style-name="P4">Test mode</text:p>
          </table:table-cell>
          <table:table-cell table:style-name="option_5f_table.A2" office:value-type="string">
            <text:p text:style-name="P4">boolean</text:p>
          </table:table-cell>
          <table:table-cell table:style-name="option_5f_table.D2" office:value-type="string">
            <text:p text:style-name="P4">true</text:p>
          </table:table-cell>
        </table:table-row>
        <table:table-row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4">Find a valid token</text:p>
          </table:table-cell>
        </table:table-row>
        <table:table-row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7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8M3S</meta:editing-duration>
    <meta:editing-cycles>9</meta:editing-cycles>
    <meta:generator>LibreOffice/6.0.7.3$Linux_X86_64 LibreOffice_project/00m0$Build-3</meta:generator>
    <meta:initial-creator>Bastien Roques</meta:initial-creator>
    <dc:date>2019-04-02T08:28:50.792809141</dc:date>
    <dc:creator>Bastien Roques</dc:creator>
    <meta:document-statistic meta:table-count="3" meta:image-count="0" meta:object-count="0" meta:page-count="1" meta:paragraph-count="54" meta:word-count="98" meta:character-count="699" meta:non-whitespace-character-count="655"/>
  </office:meta>
</office:document-meta>
</file>